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bbb0" officeooo:paragraph-rsid="000ebbb0"/>
    </style:style>
    <style:style style:name="P2" style:family="paragraph" style:parent-style-name="Standard">
      <style:text-properties officeooo:rsid="0010b111" officeooo:paragraph-rsid="0010b111"/>
    </style:style>
    <style:style style:name="T1" style:family="text">
      <style:text-properties officeooo:rsid="0010b111"/>
    </style:style>
    <style:style style:name="T2" style:family="text">
      <style:text-properties officeooo:rsid="00114533"/>
    </style:style>
    <style:style style:name="T3" style:family="text">
      <style:text-properties officeooo:rsid="001175e2"/>
    </style:style>
    <style:style style:name="T4" style:family="text">
      <style:text-properties officeooo:rsid="00128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from ground up</text:p>
      <text:p text:style-name="P2"><text:tab/>-style with flex box <text:span text:style-name="T2">SCSS</text:span></text:p>
      <text:p text:style-name="P2"><text:tab/></text:p>
      <text:p text:style-name="P2">add extra functionality</text:p>
      <text:p text:style-name="P2"><text:tab/>-prompt or submit player name</text:p>
      <text:p text:style-name="P2"><text:tab/><text:span text:style-name="T2">-rules section – pop out</text:span></text:p>
      <text:p text:style-name="P2"><text:tab/>-keep score</text:p>
      <text:p text:style-name="P2"><text:tab/><text:span text:style-name="T3">-play sound on loss</text:span></text:p>
      <text:p text:style-name="P2"><text:tab/>-post winner</text:p>
      <text:p text:style-name="P2"><text:tab/>-make two, <text:span text:style-name="T4">three or four</text:span> player game</text:p>
      <text:p text:style-name="P2"><text:tab/></text:p>
      <text:p text:style-name="P2"><text:tab/>-create advanced mode</text:p>
      <text:p text:style-name="P2"><text:tab/><text:tab/>-timer</text:p>
      <text:p text:style-name="P2"><text:tab/><text:tab/><text:span text:style-name="T2">-music for end of round</text:span></text:p>
      <text:p text:style-name="P2"><text:tab/>-create master mode</text:p>
      <text:p text:style-name="P2"><text:tab/></text:p>
      <text:p text:style-name="P1"><text:tab/><text:span text:style-name="T1">-make hexadecimal color option</text:span></text:p>
      <text:p text:style-name="P1"/>
      <text:p text:style-name="P1"><text:tab/><text:span text:style-name="T2">-make tablet/mobile friend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5T12:05:34.357386000</dc:date>
    <meta:editing-duration>PT1H40M34S</meta:editing-duration>
    <meta:editing-cycles>3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8" meta:word-count="55" meta:character-count="344" meta:non-whitespace-character-count="285"/>
  </office:meta>
</office:document-meta>
</file>